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2" svg:font-family="Monospace" style:font-pitch="fixed"/>
    <style:font-face style:name="Monospace" svg:font-family="Monospace"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1" svg:font-family="Monospace" style:font-family-generic="roman" style:font-pitch="variable"/>
    <style:font-face style:name="0" svg:font-family="0"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line-height="150%" fo:text-align="end" style:justify-single-word="false"/>
      <style:text-properties style:font-name="Monospace2" officeooo:rsid="000b5366" officeooo:paragraph-rsid="000b5366"/>
    </style:style>
    <style:style style:name="P2" style:family="paragraph" style:parent-style-name="Header">
      <style:paragraph-properties fo:line-height="150%"/>
      <style:text-properties style:font-name="Monospace2" officeooo:rsid="000762b7" officeooo:paragraph-rsid="000762b7"/>
    </style:style>
    <style:style style:name="P3" style:family="paragraph" style:parent-style-name="Header">
      <style:paragraph-properties fo:line-height="150%" fo:text-align="center" style:justify-single-word="false"/>
      <style:text-properties style:font-name="Monospace2" officeooo:rsid="000762b7" officeooo:paragraph-rsid="000762b7"/>
    </style:style>
    <style:style style:name="P4" style:family="paragraph" style:parent-style-name="Header">
      <style:paragraph-properties fo:line-height="150%" fo:text-align="center" style:justify-single-word="false"/>
      <style:text-properties style:font-name="Monospace2" officeooo:rsid="0008ce28" officeooo:paragraph-rsid="0008ce28"/>
    </style:style>
    <style:style style:name="P5" style:family="paragraph" style:parent-style-name="Header_20_left">
      <style:text-properties officeooo:rsid="002d5b4c" officeooo:paragraph-rsid="002d5b4c"/>
    </style:style>
    <style:style style:name="P6" style:family="paragraph" style:parent-style-name="Heading">
      <style:paragraph-properties fo:margin-left="0in" fo:margin-right="0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First_20_Paragraph">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text:p>
      <text:p text:style-name="First_20_Paragraph"><text:soft-page-break/>Lorem ipsum. Lorem ipsum. Lorem ipsum. Lorem ipsum. Lorem ipsum. Lorem ipsum. Lorem ipsum. Lorem ipsum. Lorem ipsum. Lorem ipsum. Lorem ipsum. Lorem ipsum. Lorem ipsum. Lorem ipsum. Lorem ipsum. Lorem ipsum. Lorem ipsum. </text:p>
      <text:p text:style-name="P6"/>
      <text:p text:style-name="P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2" svg:font-family="Monospace" style:font-pitch="fixed"/>
    <style:font-face style:name="Monospace" svg:font-family="Monospace"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1" svg:font-family="Monospace" style:font-family-generic="roman" style:font-pitch="variable"/>
    <style:font-face style:name="0" svg:font-family="0"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200%" fo:text-align="start" style:justify-single-word="false" fo:text-indent="0.5in" style:auto-text-indent="false"/>
      <style:text-properties style:font-name="Monospace" fo:font-family="Monospace" style:font-style-name="Regular" style:font-pitch="fixed"/>
    </style:style>
    <style:style style:name="Heading" style:family="paragraph" style:parent-style-name="Standard" style:next-style-name="Text_20_body" style:class="text">
      <style:paragraph-properties fo:margin-top="0.1665in" fo:margin-bottom="0.0835in" loext:contextual-spacing="false" fo:text-align="center" style:justify-single-word="false" fo:keep-with-next="always"/>
      <style:text-properties style:font-name="Monospace" fo:font-family="Monospace" style:font-style-name="Regular" style:font-pitch="fixed" fo:font-size="1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in" fo:margin-right="0in" fo:margin-top="0in" fo:margin-bottom="0in" loext:contextual-spacing="true" fo:line-height="200%" fo:text-align="start" style:justify-single-word="false" fo:text-indent="0.5in" style:auto-text-indent="false" style:page-number="auto" fo:background-color="transparent" style:writing-mode="lr-tb">
        <style:tab-stops/>
      </style:paragraph-properties>
    </style:style>
    <style:style style:name="List" style:family="paragraph" style:parent-style-name="Text_20_body" style:class="list">
      <style:paragraph-properties fo:text-align="center" style:justify-single-word="false"/>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fo:text-align="center" style:justify-single-word="false" text:number-lines="false" text:line-number="0">
        <style:tab-stops>
          <style:tab-stop style:position="3.3563in" style:type="center"/>
          <style:tab-stop style:position="6.7126in" style:type="right"/>
        </style:tab-stops>
      </style:paragraph-properties>
    </style:style>
    <style:style style:name="Header_20_left" style:display-name="Header left" style:family="paragraph" style:parent-style-name="Standard" style:class="extra">
      <style:paragraph-properties fo:margin-left="0in" fo:margin-right="0in" fo:text-align="start" style:justify-single-word="false" fo:text-indent="0in" style:auto-text-indent="false" text:number-lines="false" text:line-number="0">
        <style:tab-stops>
          <style:tab-stop style:position="3.3563in" style:type="center"/>
          <style:tab-stop style:position="6.7126in" style:type="right"/>
        </style:tab-stops>
      </style:paragraph-properties>
    </style:style>
    <style:style style:name="First_20_Paragraph" style:display-name="First Paragraph" style:family="paragraph" style:parent-style-name="Text_20_body" style:default-outline-level="" style:master-page-name="">
      <loext:graphic-properties draw:fill="none" draw:fill-color="#729fcf"/>
      <style:paragraph-properties fo:margin-left="0in" fo:margin-right="0in" fo:margin-top="0in" fo:margin-bottom="0in" loext:contextual-spacing="false" fo:line-height="200%" fo:text-align="start" style:justify-single-word="false" fo:orphans="2" fo:widows="2" fo:text-indent="0.5in" style:auto-text-indent="false" style:page-number="auto" fo:background-color="transparent" style:writing-mode="lr-tb">
        <style:tab-stops/>
      </style:paragraph-properties>
      <style:text-properties style:use-window-font-color="true" style:font-name="Monospace1" fo:font-family="Monospace" style:font-family-generic="roman" style:font-pitch="variable" fo:font-size="12pt" fo:language="en" fo:country="US" style:font-name-asian="0" style:font-family-asian="0" style:font-family-generic-asian="system" style:font-pitch-asian="variable" style:font-size-asian="12pt" style:language-asian="ar" style:country-asian="SA"/>
    </style:style>
    <style:style style:name="First_20_line_20_indent" style:display-name="First line indent" style:family="paragraph" style:parent-style-name="First_20_Paragraph" style:class="text">
      <style:paragraph-properties fo:margin-left="0in" fo:margin-right="0in" fo:margin-top="0in" fo:margin-bottom="0in" loext:contextual-spacing="true" fo:text-indent="0.5in" style:auto-text-indent="false"/>
    </style:style>
    <style:style style:name="List_20_Heading" style:display-name="List Heading" style:family="paragraph" style:parent-style-name="Standard" style:next-style-name="List_20_Contents" style:class="html">
      <style:paragraph-properties fo:margin-left="0in" fo:margin-right="0in" fo:text-align="center" style:justify-single-word="false" fo:text-indent="0in" style:auto-text-indent="false"/>
    </style:style>
    <style:style style:name="List_20_Contents" style:display-name="List Contents" style:family="paragraph" style:parent-style-name="Standard" style:class="html">
      <style:paragraph-properties fo:margin-left="0.3902in" fo:margin-right="0in" fo:text-align="center" style:justify-single-word="false" fo:text-indent="0.5in" style:auto-text-indent="false"/>
    </style:style>
    <style:style style:name="Hanging_20_indent" style:display-name="Hanging indent" style:family="paragraph" style:parent-style-name="Text_20_body" style:class="text">
      <style:paragraph-properties fo:margin-left="0in" fo:margin-right="0in" fo:text-indent="0.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Header_20_right" style:display-name="Header right" style:family="paragraph" style:parent-style-name="Standard" style:class="extra">
      <style:paragraph-properties fo:text-align="center" style:justify-single-word="false"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2pt" fo:font-weight="normal"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normal" style:font-size-asian="16pt" style:font-weight-asian="bold" style:font-size-complex="16pt" style:font-weight-complex="bold"/>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2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2pt"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2pt" fo:font-weight="normal" style:font-size-asian="115%" style:font-weight-asian="bold" style:font-size-complex="11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2pt" fo:font-weight="normal"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normal" style:font-size-asian="28pt" style:font-weight-asian="bold" style:font-size-complex="28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2pt" fo:font-weight="normal"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2pt" style:font-size-asian="18pt" style:font-size-complex="18pt"/>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2pt"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2pt" fo:font-weight="normal"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12pt" fo:font-weight="normal"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12pt" fo:font-weight="normal"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12pt" fo:font-style="normal" fo:font-weight="normal" style:font-size-asian="80%" style:font-style-asian="italic" style:font-weight-asian="bold" style:font-size-complex="80%" style:font-style-complex="italic" style:font-weight-complex="bold"/>
    </style:style>
    <style:style style:name="Preformatted_20_Text" style:display-name="Preformatted Text" style:family="paragraph" style:parent-style-name="Standard" style:class="html">
      <style:paragraph-properties fo:margin-left="0in" fo:margin-right="0in" fo:margin-top="0in" fo:margin-bottom="0in" loext:contextual-spacing="false" fo:text-align="start" style:justify-single-word="false" fo:text-indent="0.5in" style:auto-text-indent="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normal"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12pt" fo:font-weight="normal"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normal"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12pt" fo:font-style="normal" fo:font-weight="normal"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12pt" fo:font-weight="normal"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150%" fo:text-align="end" style:justify-single-word="false"/>
      <style:text-properties style:font-name="Monospace2" officeooo:rsid="000b5366" officeooo:paragraph-rsid="000b5366"/>
    </style:style>
    <style:style style:name="MP2" style:family="paragraph" style:parent-style-name="Header_20_left">
      <style:text-properties officeooo:rsid="002d5b4c" officeooo:paragraph-rsid="002d5b4c"/>
    </style:style>
    <style:style style:name="MP3" style:family="paragraph" style:parent-style-name="Header">
      <style:paragraph-properties fo:line-height="150%"/>
      <style:text-properties style:font-name="Monospace2" officeooo:rsid="000762b7" officeooo:paragraph-rsid="000762b7"/>
    </style:style>
    <style:style style:name="MP4" style:family="paragraph" style:parent-style-name="Header">
      <style:paragraph-properties fo:line-height="150%" fo:text-align="center" style:justify-single-word="false"/>
      <style:text-properties style:font-name="Monospace2" officeooo:rsid="000762b7" officeooo:paragraph-rsid="000762b7"/>
    </style:style>
    <style:style style:name="MP5" style:family="paragraph" style:parent-style-name="Header">
      <style:paragraph-properties fo:line-height="150%" fo:text-align="center" style:justify-single-word="false"/>
      <style:text-properties style:font-name="Monospace2" officeooo:rsid="0008ce28" officeooo:paragraph-rsid="0008ce2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Lastname / <text:title>Your Title</text:title><text:s/>/ <text:page-number text:select-page="current">2</text:page-number></text:p>
      </style:header>
      <loext:header-first>
        <text:p text:style-name="Header_20_left">Author<text:tab/><text:tab/>about <text:word-count style:num-format="1">152</text:word-count><text:s/>words</text:p>
        <text:p text:style-name="MP2">Line1</text:p>
        <text:p text:style-name="MP2">Line2</text:p>
        <text:p text:style-name="MP2">Line3</text:p>
        <text:p text:style-name="Header_20_left"/>
        <text:p text:style-name="Header_20_left">Email1</text:p>
        <text:p text:style-name="Header_20_left">Phone1</text:p>
        <text:p text:style-name="MP3"/>
        <text:p text:style-name="MP3"/>
        <text:p text:style-name="MP3"/>
        <text:p text:style-name="MP3"/>
        <text:p text:style-name="MP4"><text:title>Your Title</text:title></text:p>
        <text:p text:style-name="MP5">by Author</text:p>
        <text:p text:style-name="MP5"/>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Your Title</dc:title>
    <dc:date>2020-04-06T00:23:59.620919738</dc:date>
    <meta:editing-duration>PT1H13M18S</meta:editing-duration>
    <meta:editing-cycles>13</meta:editing-cycles>
    <meta:generator>LibreOffice/6.2.4.2.0$Linux_X86_64 LibreOffice_project/20$Build-2</meta:generator>
    <meta:document-statistic meta:table-count="0" meta:image-count="0" meta:object-count="0" meta:page-count="2" meta:paragraph-count="12" meta:word-count="152" meta:character-count="954" meta:non-whitespace-character-count="812"/>
    <meta:user-defined meta:name="AppVersion">12.0000</meta:user-defined>
    <meta:user-defined meta:name="DocSecurity"/>
    <meta:user-defined meta:name="HyperlinksChanged"/>
    <meta:user-defined meta:name="LinksUpToDate"/>
    <meta:user-defined meta:name="ScaleCrop" meta:value-type="string"/>
    <meta:user-defined meta:name="ShareDoc" meta:value-type="string"/>
  </office:meta>
</office:document-meta>
</file>